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6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6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2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2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2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2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3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3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5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3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9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4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4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42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4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4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45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4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4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48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4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5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51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5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5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54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5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5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57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5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5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60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6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6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63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6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6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6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67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6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6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70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7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7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73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7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7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7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77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7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7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80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8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8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83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8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8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86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8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8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89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9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9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92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9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9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9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96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9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9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99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0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3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0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6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0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9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1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1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12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1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1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1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16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1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1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19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2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2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22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2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2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25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2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2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2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29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3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2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3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5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3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8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3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4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41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4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4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4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45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4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4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48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4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5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51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5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5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5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55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5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5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58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5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6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61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6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6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64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6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6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67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6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6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7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71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7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7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74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7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7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77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7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7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80" style:parent-style-name="apple-converted-space" style:family="text">
      <style:text-properties style:font-name="Calibri" style:font-name-complex="Calibri" fo:color="#000000" fo:font-size="10.5pt" style:font-size-asian="10.5pt" style:font-size-complex="10.5pt"/>
    </style:style>
    <style:style style:name="T18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8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8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P184" style:parent-style-name="Standard" style:family="paragraph">
      <style:text-properties fo:language="en" fo:country="SG"/>
    </style:style>
    <style:style style:name="P185" style:parent-style-name="Normal" style:family="paragraph">
      <style:text-properties style:font-name="Calibri" style:font-name-complex="Calibri" fo:color="#000000" fo:font-size="10.5pt" style:font-size-asian="10.5pt" style:font-size-complex="10.5pt"/>
    </style:style>
    <style:style style:name="P186" style:parent-style-name="Normal" style:family="paragraph">
      <style:text-properties style:font-name="Calibri" style:font-name-complex="Calibri" fo:color="#000000" fo:font-size="10.5pt" style:font-size-asian="10.5pt" style:font-size-complex="10.5pt"/>
    </style:style>
    <style:style style:name="P187" style:parent-style-name="Normal" style:family="paragraph">
      <style:text-properties style:font-name="Calibri" style:font-name-complex="Calibri" fo:color="#000000" fo:font-size="10.5pt" style:font-size-asian="10.5pt" style:font-size-complex="10.5pt"/>
    </style:style>
    <style:style style:name="P188" style:parent-style-name="Normal" style:family="paragraph">
      <style:text-properties style:font-name="Calibri" style:font-name-complex="Calibri" fo:color="#000000" fo:font-size="10.5pt" style:font-size-asian="10.5pt" style:font-size-complex="10.5pt"/>
    </style:style>
    <style:style style:name="P189" style:parent-style-name="Normal" style:family="paragraph">
      <style:text-properties style:font-name="Calibri" style:font-name-complex="Calibri" fo:color="#000000" fo:font-size="10.5pt" style:font-size-asian="10.5pt" style:font-size-complex="10.5pt"/>
    </style:style>
    <style:style style:name="T19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9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0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1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2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P221" style:parent-style-name="Standard" style:family="paragraph">
      <style:text-properties fo:language="en" fo:country="SG"/>
    </style:style>
    <style:style style:name="P222" style:parent-style-name="Standard" style:family="paragraph">
      <style:text-properties fo:language="en" fo:country="SG"/>
    </style:style>
    <style:style style:name="P223" style:parent-style-name="Normal" style:family="paragraph">
      <style:text-properties style:font-name="Calibri" style:font-name-complex="Calibri" fo:color="#000000" fo:font-size="10.5pt" style:font-size-asian="10.5pt" style:font-size-complex="10.5pt"/>
    </style:style>
    <style:style style:name="P224" style:parent-style-name="Normal" style:family="paragraph">
      <style:text-properties style:font-name="Calibri" style:font-name-complex="Calibri" fo:color="#000000" fo:font-size="10.5pt" style:font-size-asian="10.5pt" style:font-size-complex="10.5pt"/>
    </style:style>
    <style:style style:name="P225" style:parent-style-name="Normal" style:family="paragraph">
      <style:text-properties style:font-name="Calibri" style:font-name-complex="Calibri" fo:color="#000000" fo:font-size="10.5pt" style:font-size-asian="10.5pt" style:font-size-complex="10.5pt"/>
    </style:style>
    <style:style style:name="T22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2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2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2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3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4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5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6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7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7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7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7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7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7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7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7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P278" style:parent-style-name="Standard" style:family="paragraph">
      <style:text-properties fo:language="en" fo:country="SG"/>
    </style:style>
    <style:style style:name="P279" style:parent-style-name="Standard" style:family="paragraph">
      <style:text-properties fo:language="en" fo:country="SG"/>
    </style:style>
    <style:style style:name="T28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8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29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0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1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1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2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4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7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8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29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330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P331" style:parent-style-name="Standard" style:family="paragraph">
      <style:text-properties fo:language="en" fo:country="SG"/>
    </style:style>
  </office:automatic-styles>
  <office:body>
    <office:text text:use-soft-page-breaks="true">
      <text:p text:style-name="P1">2D Spin-glass:</text:p>
      <text:p text:style-name="Standard"/>
      <text:p text:style-name="Normal"><text:span text:style-name="T2">$n$=2500 &amp; JBP &amp; 5.38e-07 &amp; 0 &amp; -3.4105207e+03 &amp; 17 &amp; 1.11e-01 \\</text:span><text:span text:style-name="T3"> </text:span><text:span text:style-name="T4"><text:line-break/></text:span><text:span text:style-name="T5"> $m$=4900 &amp; GSBP &amp; 3.93e-07 &amp; 0 &amp; -3.4105201e+03 &amp; 11 &amp; 2.10e+00 \\</text:span><text:span text:style-name="T6"> </text:span><text:span text:style-name="T7"><text:line-break/></text:span><text:span text:style-name="T8"> $\sigma$=1.00e+00 &amp; BADMM &amp; 1.65e-07 &amp; 4.68e-07&amp; -3.4105249e+03 &amp; 161 &amp;<text:s/></text:span><text:span text:style-name="T9">6.95e-01 \\</text:span><text:span text:style-name="T10"> </text:span><text:span text:style-name="T11"><text:line-break/></text:span><text:span text:style-name="T12">  &amp; CCCP &amp; 1.24e-08 &amp; 9.07e-07 &amp; -3.4105192e+03 &amp; 450 &amp; 9.22e+01 \\</text:span><text:span text:style-name="T13"> </text:span><text:span text:style-name="T14"><text:line-break/></text:span><text:span text:style-name="T15"> \hline</text:span><text:span text:style-name="T16"> </text:span><text:span text:style-name="T17"><text:line-break/></text:span><text:span text:style-name="T18"> $n$=2500 &amp; JBP &amp; 8.08e-07 &amp; 0 &amp; -6.1862453e+03 &amp; 49 &amp; 1.59e-01 \\</text:span><text:span text:style-name="T19"> </text:span><text:span text:style-name="T20"><text:line-break/></text:span><text:span text:style-name="T21"> $m$=4900 &amp; GSBP &amp; 9.29e-07 &amp; 0 &amp; -6.1862436e+03 &amp; 26 &amp; 4.60e+00 \\</text:span><text:span text:style-name="T22"> </text:span><text:span text:style-name="T23"><text:line-break/></text:span><text:span text:style-name="T24"> $\sigma$=2.00e+00 &amp; BADMM &amp;</text:span><text:span text:style-name="T25"><text:s/>3.25e-07 &amp; 9.12e-07&amp; -6.1862513e+03 &amp; 181 &amp; 7.00e-01 \\</text:span><text:span text:style-name="T26"> </text:span><text:span text:style-name="T27"><text:line-break/></text:span><text:span text:style-name="T28">  &amp; CCCP &amp; 3.64e-08 &amp; 9.30e-07 &amp; -6.1862423e+03 &amp; 555 &amp; 1.14e+02 \\</text:span><text:span text:style-name="T29"> </text:span><text:span text:style-name="T30"><text:line-break/></text:span><text:span text:style-name="T31"> \hline</text:span><text:span text:style-name="T32"> </text:span><text:span text:style-name="T33"><text:line-break/></text:span><text:span text:style-name="T34"> $n$=2500 &amp; JBP &amp; 3.58e+00 &amp; 0 &amp; -1.5038001e+04 &amp; 10000 &amp; 2.75e+01 \\</text:span><text:span text:style-name="T35"> </text:span><text:span text:style-name="T36"><text:line-break/></text:span><text:span text:style-name="T37"> $m$=4900 &amp; GSBP &amp; 5.26e+00 &amp; 0 &amp; -1.5035182e+04<text:s/></text:span><text:span text:style-name="T38">&amp; 10000 &amp; 1.70e+03 \\</text:span><text:span text:style-name="T39"> </text:span><text:span text:style-name="T40"><text:line-break/></text:span><text:span text:style-name="T41"> $\sigma$=5.00e+00 &amp; BADMM &amp; 2.54e-07 &amp; 7.19e-07&amp; -1.5034679e+04 &amp; 261 &amp; 1.08e+00 \\</text:span><text:span text:style-name="T42"> </text:span><text:span text:style-name="T43"><text:line-break/></text:span><text:span text:style-name="T44">  &amp; CCCP &amp; 4.31e-08 &amp; 9.88e-07 &amp; -1.5034678e+04 &amp; 730 &amp; 1.46e+02 \\</text:span><text:span text:style-name="T45"> </text:span><text:span text:style-name="T46"><text:line-break/></text:span><text:span text:style-name="T47"> \hline</text:span><text:span text:style-name="T48"> </text:span><text:span text:style-name="T49"><text:line-break/></text:span><text:span text:style-name="T50"> $n$=10000 &amp; JBP &amp; 4.80e-07 &amp; 0 &amp; -1.3851321e+04 &amp; 19 &amp; 2.03e-01 \\</text:span><text:span text:style-name="T51"> </text:span><text:span text:style-name="T52"><text:line-break/></text:span><text:span text:style-name="T53"> $m$=19800 &amp; GSBP &amp; 2.73e-07 &amp; 0 &amp; -1.3851320e+04 &amp; 12 &amp; 8.72e+00 \\</text:span><text:span text:style-name="T54"> </text:span><text:span text:style-name="T55"><text:line-break/></text:span><text:span text:style-name="T56"> $\sigma$=1.00e+00 &amp; BADMM &amp; 2.90e-07 &amp; 8.19e-07&amp; -1.3851332e+04 &amp; 171 &amp; 2.02e+00 \\</text:span><text:span text:style-name="T57"> </text:span><text:span text:style-name="T58"><text:line-break/></text:span><text:span text:style-name="T59">  &amp; CCCP &amp; 1.46e-08 &amp; 8.89e-07 &amp; -1.3851318e+04 &amp; 500 &amp; 4.30e+02 \\</text:span><text:span text:style-name="T60"> </text:span><text:span text:style-name="T61"><text:line-break/></text:span><text:span text:style-name="T62"> \hline</text:span><text:span text:style-name="T63"> </text:span><text:span text:style-name="T64"><text:line-break/></text:span><text:span text:style-name="T65"> $n$=10000 &amp; JBP &amp; 6.2</text:span><text:span text:style-name="T66">5e-07 &amp; 0 &amp; -2.5208488e+04 &amp; 67 &amp; 6.57e-01 \\</text:span><text:span text:style-name="T67"> </text:span><text:span text:style-name="T68"><text:line-break/></text:span><text:span text:style-name="T69"> $m$=19800 &amp; GSBP &amp; 9.63e-07 &amp; 0 &amp; -2.5208485e+04 &amp; 31 &amp; 2.24e+01 \\</text:span><text:span text:style-name="T70"> </text:span><text:span text:style-name="T71"><text:line-break/></text:span><text:span text:style-name="T72"> $\sigma$=2.00e+00 &amp; BADMM &amp; 2.35e-07 &amp; 8.27e-07&amp; -2.5208490e+04 &amp; 411 &amp; 4.76e+00 \\</text:span><text:span text:style-name="T73"> </text:span><text:span text:style-name="T74"><text:line-break/></text:span><text:span text:style-name="T75">  &amp; CCCP &amp; 2.69e-08 &amp; 9.94e-07 &amp; -2.5208487e+04 &amp; 136</text:span><text:span text:style-name="T76">0 &amp; 1.17e+03 \\</text:span><text:span text:style-name="T77"> </text:span><text:span text:style-name="T78"><text:line-break/></text:span><text:span text:style-name="T79"> \hline</text:span><text:span text:style-name="T80"> </text:span><text:span text:style-name="T81"><text:line-break/></text:span><text:span text:style-name="T82"> $n$=10000 &amp; JBP &amp; 2.28e+01 &amp; 0 &amp; -6.1346285e+04 &amp; 10000 &amp; 9.70e+01 \\</text:span><text:span text:style-name="T83"> </text:span><text:span text:style-name="T84"><text:line-break/></text:span><text:span text:style-name="T85"> $m$=19800 &amp; GSBP &amp; 4.02e+01 &amp; 0 &amp; -6.1344648e+04 &amp; 5030 &amp; 3.60e+03 \\</text:span><text:span text:style-name="T86"> </text:span><text:span text:style-name="T87"><text:line-break/></text:span><text:span text:style-name="T88"> $\sigma$=5.00e+00 &amp; BADMM &amp; 3.44e-07 &amp; 9.37e-07&amp; -6.1351748e+04 &amp; 401 &amp; 4.70e+00 \\</text:span><text:span text:style-name="T89"> </text:span><text:span text:style-name="T90"><text:line-break/></text:span><text:span text:style-name="T91">  &amp; CCCP &amp; 7.66e-08 &amp; 9.94e-07 &amp; -6.1351745e+04 &amp; 1135 &amp; 9.70e+02 \\</text:span><text:span text:style-name="T92"> </text:span><text:span text:style-name="T93"><text:line-break/></text:span><text:span text:style-name="T94"> \hline</text:span></text:p>
      <text:p text:style-name="Standard"/>
      <text:p text:style-name="Standard"/>
      <text:p text:style-name="Standard">3D:</text:p>
      <text:p text:style-name="Standard"/>
      <text:p text:style-name="Normal"><text:span text:style-name="T95">$n$=8000 &amp; JBP &amp; 7.90e-07 &amp; 0 &amp; -1.2344487e+04 &amp; 26 &amp; 3.35e-01 \\</text:span><text:span text:style-name="T96"> </text:span><text:span text:style-name="T97"><text:line-break/></text:span><text:span text:style-name="T98"> $m$=22800 &amp; GSBP &amp; 8.26e-07 &amp; 0 &amp; -1.2344486e+04 &amp; 15 &amp; 1.35e+01 \\</text:span><text:span text:style-name="T99"> </text:span><text:span text:style-name="T100"><text:line-break/></text:span><text:span text:style-name="T101"> $\sigma$= 1 &amp; BADMM &amp; 4.31e-07 &amp;<text:s/></text:span><text:span text:style-name="T102">8.27e-07&amp; -1.2344498e+04 &amp; 321 &amp; 3.81e+00 \\</text:span><text:span text:style-name="T103"> </text:span><text:span text:style-name="T104"><text:line-break/></text:span><text:span text:style-name="T105">  &amp; CCCP &amp; 2.09e-07 &amp; 9.98e-07 &amp; -1.2344481e+04 &amp; 915 &amp; 8.93e+02 \\</text:span><text:span text:style-name="T106"> </text:span><text:span text:style-name="T107"><text:line-break/></text:span><text:span text:style-name="T108"> \hline</text:span><text:span text:style-name="T109"> </text:span><text:span text:style-name="T110"><text:line-break/></text:span><text:span text:style-name="T111"> $n$=8000 &amp; JBP &amp; 4.69e-01 &amp; 0 &amp; -2.3002998e+04 &amp; 10000 &amp; 1.10e+02 \\</text:span><text:span text:style-name="T112"> </text:span><text:span text:style-name="T113"><text:line-break/></text:span><text:span text:style-name="T114"> $m$=22800 &amp; GSBP &amp; 8.58e-01 &amp; 0 &amp;<text:s/></text:span><text:span text:style-name="T115">-2.3003425e+04 &amp; 4237 &amp; 3.60e+03 \\</text:span><text:span text:style-name="T116"> </text:span><text:span text:style-name="T117"><text:line-break/></text:span><text:span text:style-name="T118"> $\sigma$= 2 &amp; BADMM &amp; 5.25e-07 &amp; 9.98e-07&amp; -2.3003083e+04 &amp; 471 &amp; 5.54e+00 \\</text:span><text:span text:style-name="T119"> </text:span><text:span text:style-name="T120"><text:line-break/></text:span><text:span text:style-name="T121">  &amp; CCCP &amp; 2.41e-07 &amp; 9.95e-07 &amp; -2.3003070e+04 &amp; 1385 &amp; 1.33e+03 \\</text:span><text:span text:style-name="T122"> </text:span><text:span text:style-name="T123"><text:line-break/></text:span><text:span text:style-name="T124"> \hline</text:span><text:span text:style-name="T125"> </text:span><text:span text:style-name="T126"><text:line-break/></text:span><text:span text:style-name="T127"> $n$=8000 &amp; JBP &amp; 9.47e+01 &amp; 0 &amp; -5.6343253e+04 &amp; 10000 &amp; 1.</text:span><text:span text:style-name="T128">09e+02 \\</text:span><text:span text:style-name="T129"> </text:span><text:span text:style-name="T130"><text:line-break/></text:span><text:span text:style-name="T131"> $m$=22800 &amp; GSBP &amp; 9.28e+01 &amp; 0 &amp; -5.6437373e+04 &amp; 4273 &amp; 3.60e+03 \\</text:span><text:span text:style-name="T132"> </text:span><text:span text:style-name="T133"><text:line-break/></text:span><text:span text:style-name="T134"> $\sigma$= 5 &amp; BADMM &amp; 5.03e-07 &amp; 9.07e-07&amp; -5.6441554e+04 &amp; 711 &amp; 8.02e+00 \\</text:span><text:span text:style-name="T135"> </text:span><text:span text:style-name="T136"><text:line-break/></text:span><text:span text:style-name="T137">  &amp; CCCP &amp; 3.81e-07 &amp; 9.92e-07 &amp; -5.6441537e+04 &amp; 2570 &amp; 2.46e+03 \\</text:span><text:span text:style-name="T138"> </text:span><text:span text:style-name="T139"><text:line-break/></text:span><text:span text:style-name="T140"> \hline</text:span><text:span text:style-name="T141"> </text:span><text:span text:style-name="T142"><text:line-break/></text:span><text:span text:style-name="T143"> $n$=125000 &amp;<text:s/></text:span><text:span text:style-name="T144">JBP &amp; 8.45e-07 &amp; 0 &amp; -1.9678383e+05 &amp; 39 &amp; 5.21e+00 \\</text:span><text:span text:style-name="T145"> </text:span><text:span text:style-name="T146"><text:line-break/></text:span><text:span text:style-name="T147"> $m$=367500 &amp; GSBP &amp; 8.67e-07 &amp; 0 &amp; -1.9678383e+05 &amp; 20 &amp; 2.84e+02 \\</text:span><text:span text:style-name="T148"> </text:span><text:span text:style-name="T149"><text:line-break/></text:span><text:span text:style-name="T150"> $\sigma$= 1 &amp; BADMM &amp; 4.50e-07 &amp; 8.57e-07&amp; -1.9678385e+05 &amp; 481 &amp; 6.75e+01 \\</text:span><text:span text:style-name="T151"> </text:span><text:span text:style-name="T152"><text:line-break/></text:span><text:span text:style-name="T153">  &amp; CCCP &amp; 1.46e-04 &amp; 8.44e-04 &amp; -1.9678271e+05 &amp;</text:span><text:span text:style-name="T154"><text:s/>625 &amp; 1.01e+04 \\</text:span><text:span text:style-name="T155"> </text:span><text:span text:style-name="T156"><text:line-break/></text:span><text:span text:style-name="T157"> \hline</text:span><text:span text:style-name="T158"> </text:span><text:span text:style-name="T159"><text:line-break/></text:span><text:soft-page-break/><text:span text:style-name="T160"> $n$=125000 &amp; JBP &amp; 1.82e+01 &amp; 0 &amp; -3.6789200e+05 &amp; 10000 &amp; 1.28e+03 \\</text:span><text:span text:style-name="T161"> </text:span><text:span text:style-name="T162"><text:line-break/></text:span><text:span text:style-name="T163"> $m$=367500 &amp; GSBP &amp; 2.36e+01 &amp; 0 &amp; -3.6791424e+05 &amp; 254 &amp; 3.60e+03 \\</text:span><text:span text:style-name="T164"> </text:span><text:span text:style-name="T165"><text:line-break/></text:span><text:span text:style-name="T166"> $\sigma$= 2 &amp; BADMM &amp; 4.78e-07 &amp; 9.09e-07&amp; -3.6792269e+05 &amp; 1761 &amp; 2.44e+02 \\</text:span><text:span text:style-name="T167"> </text:span><text:span text:style-name="T168"><text:line-break/></text:span><text:span text:style-name="T169"> </text:span><text:span text:style-name="T170"><text:s/>&amp; CCCP &amp; 2.97e-03 &amp; 1.11e-02 &amp; -3.6791344e+05 &amp; 625 &amp; 1.00e+04 \\</text:span><text:span text:style-name="T171"> </text:span><text:span text:style-name="T172"><text:line-break/></text:span><text:span text:style-name="T173"> \hline</text:span><text:span text:style-name="T174"> </text:span><text:span text:style-name="T175"><text:line-break/></text:span><text:span text:style-name="T176"> $n$=125000 &amp; JBP &amp; 1.18e+03 &amp; 0 &amp; -9.0248431e+05 &amp; 10000 &amp; 1.28e+03 \\</text:span><text:span text:style-name="T177"> </text:span><text:span text:style-name="T178"><text:line-break/></text:span><text:span text:style-name="T179"> $m$=367500 &amp; GSBP &amp; 1.33e+03 &amp; 0 &amp; -9.0367298e+05 &amp; 255 &amp; 3.61e+03 \\</text:span><text:span text:style-name="T180"> </text:span><text:span text:style-name="T181"><text:line-break/></text:span><text:span text:style-name="T182"> $\sigma$= 5 &amp; BADMM &amp; 5.26e-07 &amp;<text:s/></text:span><text:span text:style-name="T183">9.85e-07&amp; -9.0393910e+05 &amp; 3681 &amp; 5.04e+02 \\</text:span></text:p>
      <text:p text:style-name="P184"/>
      <text:p text:style-name="Standard"/>
      <text:p text:style-name="Standard"/>
      <text:p text:style-name="Standard"/>
      <text:p text:style-name="Standard">SNL:</text:p>
      <text:p text:style-name="Standard"/>
      <text:p text:style-name="P185">$n$=100 &amp; JBP &amp; 3.98e+01 &amp; 0 &amp; 2.3809698e+03 &amp; 10000 &amp; 5.08e+02 \\ <text:line-break/> $m$=266 &amp; GSBP &amp; 5.50e+00 &amp; 0 &amp; 2.2703467e+03 &amp; 10000 &amp; 1.58e+03 \\ <text:line-break/> $\sigma$=2.00e-02 &amp; BADMM &amp; 7.33e-05 &amp; 9.68e-05&amp; 2.2396171e+03 &amp; 2181 &amp; 1.39e+02 \\ <text:line-break/>  $R$=1.00e-01&amp; CCCP &amp; 7.01e-08 &amp; 9.96e-05 &amp; 2.2412749e+03 &amp; 7500 &amp; 1.36e+03 \\ <text:line-break/> \hline <text:line-break/> $n$=100 &amp; JBP &amp; 2.70e-01 &amp; 0 &amp; 2.1984481e+03 &amp; 10000 &amp; 5.73e+02 \\ <text:line-break/> $m$=266 &amp; GSBP &amp; 8.20e-05 &amp; 0 &amp; 2.1987160e+03 &amp; 73 &amp; 1.24e+01 \\ <text:line-break/> $\sigma$=5.00e-02 &amp; BADMM &amp; 3.76e-06 &amp; 1.78e-05&amp; 2.1987218e+03 &amp; 781 &amp; 5.58e+01 \\ <text:line-break/>  $R$=1.00e-01&amp; CCCP &amp; 1.50e-07 &amp; 1.00e-04 &amp; 2.2004457e+03 &amp; 4670 &amp; 8.90e+02 \\ <text:line-break/> \hline <text:line-break/> $n$=100 &amp; JBP &amp; 9.88e-05 &amp; 0 &amp; 2.1918324e+03 &amp; 96 &amp; 5.57e+00 \\ <text:line-break/> $m$=266 &amp; GSBP &amp; 9.61e-05 &amp; 0 &amp; 2.1918182e+03 &amp; 49 &amp; 8.30e+00 \\ <text:line-break/> $\sigma$=1.00e-01 &amp; BADMM &amp; 2.50e-05 &amp; 3.34e-05&amp; 2.1918158e+03 &amp; 1191 &amp; 8.65e+01 \\ <text:line-break/>  $R$=1.00e-01&amp; CCCP &amp; 1.02e-06 &amp; 9.99e-05 &amp; 2.1918183e+03 &amp; 2465 &amp; 4.63e+02 \\ <text:line-break/> \hline <text:line-break/> $n$=100 &amp; JBP &amp; 9.30e-07 &amp; 0 &amp; 7.8468525e+03 &amp; 35 &amp; 8.31e+00 \\ <text:line-break/> $m$=860 &amp; GSBP &amp; 2.01e-06 &amp; 0 &amp; 7.8708632e+03 &amp;  6 &amp; 3.07e+00 \\ <text:line-break/> $\sigma$=2.00e-02 &amp; BADMM &amp; 7.55e-05 &amp; 2.37e-05&amp; 7.3861696e+03 &amp; 301 &amp; 8.90e+01 \\ <text:line-break/>  $R$=2.00e-01&amp; CCCP &amp; 1.68e+40 &amp; 3.68e+37 &amp; 2.1335418e+08 &amp; 7025 &amp; 3.60e+03 \\ <text:line-break/> \hline <text:line-break/> $n$=100 &amp; JBP &amp; 4.71e-05 &amp; 0 &amp; 7.0430711e+03 &amp; 22 &amp; 6.06e+00 \\ <text:line-break/> $m$=860 &amp; GSBP &amp; 8.80e-05 &amp; 0 &amp; 7.0493708e+03 &amp; 19 &amp; 9.92e+00 \\ <text:line-break/> $\sigma$=5.00e-02 &amp; BADMM &amp; 7.83e-05 &amp; 9.67e-05&amp; 7.0457827e+03 &amp; 1891 &amp; 6.51e+02 \\ <text:line-break/>  $R$=2.00e-01&amp; CCCP &amp; 2.66e+37 &amp; 3.37e+35 &amp; 4.4979669e+07 &amp; 6595 &amp; 3.60e+03 \\ <text:line-break/> \hline <text:line-break/> $n$=100 &amp; JBP &amp; 9.49e-05 &amp; 0 &amp; 7.1567571e+03 &amp; 38 &amp; 1.10e+01 \\ <text:line-break/> $m$=860 &amp; GSBP &amp; 5.70e-05 &amp; 0 &amp; 7.1611669e+03 &amp; 16 &amp; 8.56e+00 \\ <text:line-break/> $\sigma$=1.00e-01 &amp; BADMM &amp; 8.01e-05 &amp; 9.63e-05&amp; 7.1611816e+03 &amp; 731 &amp; 2.65e+02 \\ <text:line-break/>  $R$=2.00e-01&amp; CCCP &amp; 3.46e+36 &amp; 5.16e+33 &amp; 1.7696345e+07 &amp; 6575 &amp; 3.60e+03 \\ <text:line-break/> \hline</text:p>
      <text:p text:style-name="P186"/>
      <text:p text:style-name="P187"/>
      <text:p text:style-name="P188">SNL with noise</text:p>
      <text:p text:style-name="P189"/>
      <text:p text:style-name="Normal"><text:span text:style-name="T190">$n$=100 &amp; JBP &amp; 5.57e+00 &amp; 0 &amp; 2.3301846e+03 &amp; 10000 &amp; 5.91e+02 \\ </text:span><text:span text:style-name="T191"><text:line-break/> $m$=266 &amp; GSBP &amp; 1.83e+01 &amp; 0 &amp; 2.2766568e+03 &amp; 10000 &amp; 1.69e+03 \\ </text:span><text:span text:style-name="T192"><text:line-break/> $\sigma$=5.00e-03 &amp; BADMM &amp; 3.13e-05 &amp; 9.78e-05&amp; 2.2652299e+03 &amp; 801 &amp; 6.11e+01 \\ </text:span><text:span text:style-name="T193"><text:line-break/>  $R$=1.00e-01&amp; CCCP &amp; 2.45e-07 &amp; 9.94e-05 &amp; 2.2652519e+03 &amp; 4140 &amp; 8.11e+02 \\ </text:span><text:span text:style-name="T194"><text:line-break/> \hline </text:span><text:span text:style-name="T195"><text:line-break/> $n$=100 &amp; JBP &amp; 6.69e+00 &amp; 0 &amp; 2.2389592e+03 &amp; 10000 &amp; 5.72e+02 \\ </text:span><text:span text:style-name="T196"><text:line-break/> $m$=266 &amp; GSBP &amp; 2.37e+01 &amp; 0 &amp; 2.1908650e+03 &amp; 10000 &amp; 1.68e+03 \\ </text:span><text:span text:style-name="T197"><text:line-break/> $\sigma$=1.00e-02 &amp; BADMM &amp; 3.75e-05 &amp; 9.29e-05&amp; 2.1954595e+03 &amp; 481 &amp; 3.64e+01 \\ </text:span><text:span text:style-name="T198"><text:line-break/></text:span><text:soft-page-break/><text:span text:style-name="T199">  $R$=1.00e-01&amp; CCCP &amp; 2.74e-07 &amp; 9.98e-05 &amp; 2.1916139e+03 &amp; 6425 &amp; 1.24e+03 \\ </text:span><text:span text:style-name="T200"><text:line-break/> \hline </text:span><text:span text:style-name="T201"><text:line-break/> $n$=100 &amp; JBP &amp; 1.40e+00 &amp; 0 &amp; 2.1913097e+03 &amp; 10000 &amp; 5.73e+02 \\ </text:span><text:span text:style-name="T202"><text:line-break/> $m$=266 &amp; GSBP &amp; 4.97e-01 &amp; 0 &amp; 2.1782500e+03 &amp; 10000 &amp; 1.67e+03 \\ </text:span><text:span text:style-name="T203"><text:line-break/> $\sigma$=2.00e-02 &amp; BADMM &amp; 2.68e-05 &amp; 9.33e-05&amp; 2.1786968e+03 &amp; 1041 &amp; 7.62e+01 \\ </text:span><text:span text:style-name="T204"><text:line-break/>  $R$=1.00e-01&amp; CCCP &amp; 7.39e-07 &amp; 9.97e-05 &amp; 2.1786950e+03 &amp; 2605 &amp; 5.09e+02 \\ </text:span><text:span text:style-name="T205"><text:line-break/> \hline </text:span><text:span text:style-name="T206"><text:line-break/> $n$=100 &amp; JBP &amp; 9.27e-05 &amp; 0 &amp; 8.3100066e+03 &amp; 140 &amp; 3.75e+01 \\ </text:span><text:span text:style-name="T207"><text:line-break/> $m$=860 &amp; GSBP &amp; 3.46e-05 &amp; 0 &amp; 8.3391879e+03 &amp; 17 &amp; 9.30e+00 \\ </text:span><text:span text:style-name="T208"><text:line-break/> $\sigma$=5.00e-03 &amp; BADMM &amp; 9.94e-05 &amp; 6.34e-05&amp; 8.0383921e+03 &amp; 321 &amp; 1.09e+02 \\ </text:span><text:span text:style-name="T209"><text:line-break/>  $R$=2.00e-01&amp; CCCP &amp; 5.39e+35 &amp; 4.54e+33 &amp; 3.2474887e+07 &amp; 6290 &amp; 3.60e+03 \\ </text:span><text:span text:style-name="T210"><text:line-break/> \hline </text:span><text:span text:style-name="T211"><text:line-break/> $n$=100 &amp; JBP &amp; 6.36e-01 &amp; 0 &amp; 7.2462420e+03 &amp; 10000 &amp; 2.92e+03 \\ </text:span><text:span text:style-name="T212"><text:line-break/> $m$=860 &amp; GSBP &amp; 2.57e+00 &amp; 0 &amp; 7.2584189e+03 &amp; 6487 &amp; 3.60e+03 \\ </text:span><text:span text:style-name="T213"><text:line-break/> $\sigma$=1.00e-02 &amp; BADMM &amp; 8.27e-05 &amp; 4.97e-05&amp; 7.2323807e+03 &amp; 321 &amp; 1.12e+02 \\ </text:span><text:span text:style-name="T214"><text:line-break/>  $R$=2.00e-01&amp; CCCP &amp; 3.69e+35 &amp; 1.93e+33 &amp; 1.9004665e+07 &amp; 6310 &amp; 3.60e+03 \\ </text:span><text:span text:style-name="T215"><text:line-break/> \hline </text:span><text:span text:style-name="T216"><text:line-break/> $n$=100 &amp; JBP &amp; 9.11e-05 &amp; 0 &amp; 6.9682013e+03 &amp; 23 &amp; 6.07e+00 \\ </text:span><text:span text:style-name="T217"><text:line-break/> $m$=860 &amp; GSBP &amp; 2.31e-05 &amp; 0 &amp; 6.9681874e+03 &amp; 19 &amp; 1.04e+01 \\ </text:span><text:span text:style-name="T218"><text:line-break/> $\sigma$=2.00e-02 &amp; BADMM &amp; 8.40e-05 &amp; 5.03e-05&amp; 6.9791008e+03 &amp; 741 &amp; 2.58e+02 \\ </text:span><text:span text:style-name="T219"><text:line-break/>  $R$=2.00e-01&amp; CCCP &amp; 2.54e+35 &amp; 5.61e+32 &amp; 1.3099666e+07 &amp; 6315 &amp; 3.60e+03 \\ </text:span><text:span text:style-name="T220"><text:line-break/> \hline</text:span></text:p>
      <text:p text:style-name="Normal"/>
      <text:p text:style-name="P221"/>
      <text:p text:style-name="P222"/>
      <text:p text:style-name="P223"/>
      <text:p text:style-name="P224">J=1</text:p>
      <text:p text:style-name="P225"/>
      <text:p text:style-name="Normal"><text:span text:style-name="T226">$n$=100 &amp; JBP &amp; 2.60e-07 &amp; 0 &amp; -2.4386471e+02 &amp;  6 &amp; 3.92e-01 \\ </text:span><text:span text:style-name="T227"><text:line-break/></text:span><text:span text:style-name="T228"> $m$=180 &amp; GSBP &amp; 7.08e-07 &amp; 0 &amp;<text:s/></text:span><text:span text:style-name="T229">-2.4386511e+02 &amp; 24 &amp; 1.28e+00 \\ </text:span><text:span text:style-name="T230"><text:line-break/></text:span><text:span text:style-name="T231"> $T$=1.00 &amp; BADMM &amp; 2.54e-07 &amp; 4.15e-07&amp; -2.4386494e+02 &amp; 51 &amp; 1.73e+00 \\ </text:span><text:span text:style-name="T232"><text:line-break/></text:span><text:span text:style-name="T233"> \hline </text:span><text:span text:style-name="T234"><text:line-break/></text:span><text:span text:style-name="T235"> $n$=100 &amp; JBP &amp; - &amp; - &amp; - &amp; -&amp;-  \\ </text:span><text:span text:style-name="T236"><text:line-break/></text:span><text:span text:style-name="T237"> $m$=180 &amp; GSBP &amp; 9.88e-07 &amp; 0 &amp; -2.4416552e+03 &amp; 436 &amp; 2.11e+01 \\ </text:span><text:span text:style-name="T238"><text:line-break/></text:span><text:span text:style-name="T239"> $T$=0.10 &amp; BADMM &amp; 8.53e-07<text:s/></text:span><text:span text:style-name="T240">&amp; 2.97e-07&amp; -2.4416553e+03 &amp; 171 &amp; 5.31e+00 \\ </text:span><text:span text:style-name="T241"><text:line-break/></text:span><text:span text:style-name="T242"> \hline </text:span><text:span text:style-name="T243"><text:line-break/></text:span><text:span text:style-name="T244"> $n$=100 &amp; JBP &amp; - &amp; - &amp; - &amp; -&amp;-  \\ </text:span><text:span text:style-name="T245"><text:line-break/></text:span><text:span text:style-name="T246"> $m$=180 &amp; GSBP &amp; 9.99e-07 &amp; 0 &amp; -2.4478861e+04 &amp; 3194 &amp; 1.53e+02 \\ </text:span><text:span text:style-name="T247"><text:line-break/></text:span><text:span text:style-name="T248"> $T$=0.01 &amp; BADMM &amp; 9.71e-07 &amp; 2.19e-07&amp; -2.4478820e+04 &amp; 591 &amp; 1.81e+01 \\ </text:span><text:span text:style-name="T249"><text:line-break/></text:span><text:span text:style-name="T250"> \hline </text:span><text:span text:style-name="T251"><text:line-break/></text:span><text:span text:style-name="T252"> $n$=</text:span><text:span text:style-name="T253">900 &amp; JBP &amp; 4.50e-07 &amp; 0 &amp; -2.3050728e+03 &amp;  6 &amp; 2.31e+00 \\ </text:span><text:span text:style-name="T254"><text:line-break/></text:span><text:span text:style-name="T255"> $m$=1740 &amp; GSBP &amp; 3.63e-07 &amp; 0 &amp; -2.3050734e+03 &amp; 25 &amp; 1.09e+01 \\ </text:span><text:span text:style-name="T256"><text:line-break/></text:span><text:span text:style-name="T257"> $T$=1.00 &amp; BADMM &amp; 1.27e-07 &amp; 1.96e-07&amp; -2.3050722e+03 &amp; 61 &amp; 1.80e+01 \\ </text:span><text:span text:style-name="T258"><text:line-break/></text:span><text:span text:style-name="T259"> \hline </text:span><text:span text:style-name="T260"><text:line-break/></text:span><text:span text:style-name="T261"> $n$=900 &amp; JBP &amp; - &amp; - &amp; - &amp; -&amp;-  \\ </text:span><text:span text:style-name="T262"><text:line-break/></text:span><text:span text:style-name="T263"> $</text:span><text:span text:style-name="T264">m$=1740 &amp; GSBP &amp; 9.99e-07 &amp; 0 &amp; -2.3076988e+04 &amp; 2415 &amp; 1.16e+03 \\ </text:span><text:span text:style-name="T265"><text:line-break/></text:span><text:span text:style-name="T266"> $T$=0.10 &amp; BADMM &amp; 9.28e-07 &amp; 2.80e-07&amp; -2.3076992e+04 &amp; 661 &amp; 1.99e+02 \\ </text:span><text:span text:style-name="T267"><text:line-break/></text:span><text:span text:style-name="T268"> \hline </text:span><text:span text:style-name="T269"><text:line-break/></text:span><text:span text:style-name="T270"> $n$=900 &amp; JBP &amp; - &amp; - &amp; - &amp; -&amp;-  \\ </text:span><text:span text:style-name="T271"><text:line-break/></text:span><text:span text:style-name="T272"> $m$=1740 &amp; GSBP &amp; 1.21e-04 &amp; 0 &amp; -2.3130566e+05 &amp; 7355 &amp; 3.60e</text:span><text:span text:style-name="T273">+03 \\ </text:span><text:span text:style-name="T274"><text:line-break/></text:span><text:span text:style-name="T275"> $T$=0.01 &amp; BADMM &amp; 9.84e-07 &amp; 2.31e-07&amp; -2.3130470e+05 &amp; 2211 &amp; 6.62e+02 \\ </text:span><text:span text:style-name="T276"><text:line-break/></text:span><text:span text:style-name="T277"> \hline</text:span></text:p>
      <text:p text:style-name="Normal"/>
      <text:p text:style-name="P278">Ising J=-1</text:p>
      <text:p text:style-name="P279"/>
      <text:soft-page-break/>
      <text:p text:style-name="Normal"><text:span text:style-name="T280"> $n$=100 &amp; JBP &amp; 5.81e+01 &amp; 0 &amp; -1.0040858e+02 &amp; 10000 &amp; 4.12e+02 \\ </text:span><text:span text:style-name="T281"><text:line-break/></text:span><text:span text:style-name="T282"> $m$=180 &amp; GSBP &amp; 7.06e-07 &amp; 0 &amp; -2.7606344e+02 &amp; 32 &amp; 1.54e+00 \\ </text:span><text:span text:style-name="T283"><text:line-break/></text:span><text:span text:style-name="T284"> $T$=1.00 &amp;</text:span><text:span text:style-name="T285"><text:s/>BADMM &amp; 1.01e-08 &amp; 3.36e-08&amp; -2.7606705e+02 &amp; 51 &amp; 1.70e+00 \\ </text:span><text:span text:style-name="T286"><text:line-break/></text:span><text:span text:style-name="T287"> \hline </text:span><text:span text:style-name="T288"><text:line-break/></text:span><text:span text:style-name="T289"> $n$=100 &amp; JBP &amp; 3.50e-07 &amp; 0 &amp; -2.5000487e+03 &amp; 13 &amp; 4.80e-01 \\ </text:span><text:span text:style-name="T290"><text:line-break/></text:span><text:span text:style-name="T291"> $m$=180 &amp; GSBP &amp; 9.93e-07 &amp; 0 &amp; -3.0046956e+03 &amp; 902 &amp; 4.25e+01 \\ </text:span><text:span text:style-name="T292"><text:line-break/></text:span><text:span text:style-name="T293"> $T$=0.10 &amp; BADMM &amp; 7.54e-07 &amp; 2.58e-07&amp; -3.00</text:span><text:span text:style-name="T294">46879e+03 &amp; 341 &amp; 1.10e+01 \\ </text:span><text:span text:style-name="T295"><text:line-break/></text:span><text:span text:style-name="T296"> \hline </text:span><text:span text:style-name="T297"><text:line-break/></text:span><text:span text:style-name="T298"> $n$=100 &amp; JBP &amp; 1.72e-07 &amp; 0 &amp; -2.5000342e+04 &amp; 13 &amp; 4.68e-01 \\ </text:span><text:span text:style-name="T299"><text:line-break/></text:span><text:span text:style-name="T300"> $m$=180 &amp; GSBP &amp; 1.68e-05 &amp; 0 &amp; -3.0726971e+04 &amp; 10000 &amp; 4.63e+02 \\ </text:span><text:span text:style-name="T301"><text:line-break/></text:span><text:span text:style-name="T302"> $T$=0.01 &amp; BADMM &amp; 9.78e-07 &amp; 2.05e-07&amp; -3.0725593e+04 &amp; 2741 &amp; 8.48e+01 \\ </text:span><text:span text:style-name="T303"><text:line-break/></text:span><text:span text:style-name="T304"> \hline </text:span><text:span text:style-name="T305"><text:line-break/></text:span><text:span text:style-name="T306"> $n$=900 &amp; JBP &amp; 5.14e+02 &amp; 0 &amp; -5.2905916e+02 &amp; 9295 &amp; 3.60e+03 \\ </text:span><text:span text:style-name="T307"><text:line-break/></text:span><text:span text:style-name="T308"> $m$=1740 &amp; GSBP &amp; 6.18e-07 &amp; 0 &amp; -2.5067091e+03 &amp; 35 &amp; 1.57e+01 \\ </text:span><text:span text:style-name="T309"><text:line-break/></text:span><text:span text:style-name="T310"> $T$=1.00 &amp; BADMM &amp; 1.33e-07 &amp; 4.38e-07&amp; -2.5067207e+03 &amp; 51 &amp; 1.49e+01 \\ </text:span><text:span text:style-name="T311"><text:line-break/></text:span><text:span text:style-name="T312"> \hline </text:span><text:span text:style-name="T313"><text:line-break/></text:span><text:span text:style-name="T314"> $n$=900 &amp; JBP &amp; 8.25e-0</text:span><text:span text:style-name="T315">7 &amp; 0 &amp; -2.2500146e+04 &amp; 13 &amp; 4.19e+00 \\ </text:span><text:span text:style-name="T316"><text:line-break/></text:span><text:span text:style-name="T317"> $m$=1740 &amp; GSBP &amp; 9.99e-07 &amp; 0 &amp; -2.7634677e+04 &amp; 3083 &amp; 1.36e+03 \\ </text:span><text:span text:style-name="T318"><text:line-break/></text:span><text:span text:style-name="T319"> $T$=0.10 &amp; BADMM &amp; 9.70e-07 &amp; 2.14e-07&amp; -2.7634590e+04 &amp; 1111 &amp; 3.25e+02 \\ </text:span><text:span text:style-name="T320"><text:line-break/></text:span><text:span text:style-name="T321"> \hline </text:span><text:span text:style-name="T322"><text:line-break/></text:span><text:span text:style-name="T323"> $n$=900 &amp; JBP &amp; 4.02e-07 &amp; 0 &amp; -2.2500103e+05 &amp; 13 &amp; 4</text:span><text:span text:style-name="T324">.20e+00 \\ </text:span><text:span text:style-name="T325"><text:line-break/></text:span><text:span text:style-name="T326"> $m$=1740 &amp; GSBP &amp; 1.47e-03 &amp; 0 &amp; -2.8361552e+05 &amp; 7824 &amp; 3.60e+03 \\ </text:span><text:span text:style-name="T327"><text:line-break/></text:span><text:span text:style-name="T328"> $T$=0.01 &amp; BADMM &amp; 2.55e-06 &amp; 5.25e-07&amp; -2.8357454e+05 &amp; 10000 &amp; 2.92e+03 \\ </text:span><text:span text:style-name="T329"><text:line-break/></text:span><text:span text:style-name="T330"> \hline</text:span></text:p>
      <text:p text:style-name="P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" svg:font-family="Calibri" style:font-family-generic="swiss" style:font-pitch="variable" svg:panose-1="2 15 5 2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language="en" fo:country="SG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ang Tianyun</dc:creator>
    <meta:creation-date>2024-06-23T22:35:00Z</meta:creation-date>
    <dc:date>2024-12-08T23:13:00Z</dc:date>
    <meta:template xlink:href="Normal.dotm" xlink:type="simple"/>
    <meta:editing-cycles>15</meta:editing-cycles>
    <meta:editing-duration>PT900S</meta:editing-duration>
    <meta:document-statistic meta:page-count="4" meta:paragraph-count="19" meta:word-count="1479" meta:character-count="9894" meta:row-count="70" meta:non-whitespace-character-count="8434"/>
  </office:meta>
</office:document-meta>
</file>